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F0000010AA439C4C7.png" manifest:media-type="image/png"/>
  <manifest:file-entry manifest:full-path="Pictures/10000001000001FF0000010AD93461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6a6d" officeooo:paragraph-rsid="000e6a6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e6a6d" officeooo:paragraph-rsid="000e6a6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normal" officeooo:rsid="00113960" officeooo:paragraph-rsid="000e6a6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13960" officeooo:paragraph-rsid="00113960" style:font-size-asian="12.25pt" style:font-weight-asian="normal" style:font-size-complex="14pt" style:font-weight-complex="normal"/>
    </style:style>
    <style:style style:name="T1" style:family="text">
      <style:text-properties officeooo:rsid="0013486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rst attempt on fully cnn autoencoder architecture</text:p>
      <text:p text:style-name="P2"/>
      <text:p text:style-name="P2"><draw:frame draw:style-name="fr1" draw:name="Image1" text:anchor-type="char" svg:width="5.3228in" svg:height="2.7709in" draw:z-index="0"><draw:image xlink:href="Pictures/10000001000001FF0000010AD9346123.png" xlink:type="simple" xlink:show="embed" xlink:actuate="onLoad" draw:mime-type="image/png"/></draw:frame></text:p>
      <text:p text:style-name="P3"><draw:frame draw:style-name="fr1" draw:name="Image2" text:anchor-type="char" svg:width="5.3228in" svg:height="2.7709in" draw:z-index="1"><draw:image xlink:href="Pictures/10000001000001FF0000010AA439C4C7.png" xlink:type="simple" xlink:show="embed" xlink:actuate="onLoad" draw:mime-type="image/png"/></draw:frame></text:p>
      <text:p text:style-name="P4"><text:tab/><text:span text:style-name="T1">First approach increases depth while the second decreases it. Both seem to be learnable, but the first one gave some better results in the first try. We continue with the second as it highly compresses the image and change if it does not work.</text:span></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30T18:48:15.999435447</meta:creation-date>
    <dc:date>2024-04-30T20:15:46.117778411</dc:date>
    <meta:editing-duration>PT1H27M28S</meta:editing-duration>
    <meta:editing-cycles>4</meta:editing-cycles>
    <meta:generator>LibreOffice/7.6.5.2$Linux_X86_64 LibreOffice_project/60$Build-2</meta:generator>
    <meta:document-statistic meta:table-count="0" meta:image-count="2" meta:object-count="0" meta:page-count="1" meta:paragraph-count="2" meta:word-count="51" meta:character-count="295" meta:non-whitespace-character-count="245"/>
  </office:meta>
</office:document-meta>
</file>